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0pt" fo:language="es" fo:country="MX" fo:font-weight="bold" style:font-size-asian="20pt" style:font-weight-asian="bold" style:font-size-complex="20pt"/>
    </style:style>
    <style:style style:name="P2" style:family="paragraph" style:parent-style-name="Standard">
      <style:text-properties style:font-name="Verdana" fo:font-size="10pt" fo:language="es" fo:country="MX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Verdana" fo:language="es" fo:country="MX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20pt" fo:language="es" fo:country="MX" fo:font-weight="bold" style:font-size-asian="20pt" style:font-weight-asian="bold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R</text:p>
      <text:p text:style-name="P1"/>
      <text:p text:style-name="P2"/>
      <text:p text:style-name="P3">Oh, pequeño androide,</text:p>
      <text:p text:style-name="P3">que recorres los planetas,</text:p>
      <text:p text:style-name="P3">en busca de paz y de soledad…</text:p>
      <text:p text:style-name="P3"/>
      <text:p text:style-name="P3">Guarda tu inocencia,</text:p>
      <text:p text:style-name="P3">mata tu dolor.</text:p>
      <text:p text:style-name="P3">Deja de llorar, deja de sufrir…</text:p>
      <text:p text:style-name="P3"/>
      <text:p text:style-name="P3">Por los angelitos déjate llevar,</text:p>
      <text:p text:style-name="P3">y encontrarás la calma total.</text:p>
      <text:p text:style-name="P3"/>
      <text:p text:style-name="P3">En las nebulosas limpia tu interior,</text:p>
      <text:p text:style-name="P3">el mismo que nunca a nadie importó…</text:p>
      <text:p text:style-name="P3"/>
      <text:p text:style-name="P3">A nadie importó…</text:p>
      <text:p text:style-name="P3"/>
      <text:p text:style-name="P3">Ya nunca regreses,</text:p>
      <text:p text:style-name="P3">no tienes por qué,</text:p>
      <text:p text:style-name="P3">¿Para renacer o para morir?...</text:p>
      <text:p text:style-name="P3"/>
      <text:p text:style-name="P3">Ve y busca en un asteroide,</text:p>
      <text:p text:style-name="P3">ve y busca en la obscuridad.</text:p>
      <text:p text:style-name="P3">Pregunta ¿Por qué nadie te querrá?...</text:p>
      <text:p text:style-name="P3"/>
      <text:p text:style-name="P3">No albergues esperanzas, intenta vivir</text:p>
      <text:p text:style-name="P3">la eternidad sin nada a qué amar…</text:p>
      <text:p text:style-name="P3"/>
      <text:p text:style-name="P3">Cree en la leyenda de quien no murió</text:p>
      <text:p text:style-name="P3">a ver si así el frío es menor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4992in" fo:margin-bottom="1in" fo:margin-left="0.5in" fo:margin-right="0.518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Renich Bon Ciric</meta:initial-creator>
    <meta:creation-date>2005-02-14T15:40:00</meta:creation-date>
    <dc:creator>Renich Bon Ciric</dc:creator>
    <dc:date>2005-02-14T15:46:00</dc:date>
    <meta:editing-cycles>2</meta:editing-cycles>
    <meta:editing-duration>PT6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111" meta:character-count="586"/>
  </office:meta>
</office:document-meta>
</file>